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erif" svg:font-family="serif"/>
    <style:font-face style:name="Lucida Sans1" svg:font-family="'Lucida Sans'"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013cm" fo:margin-left="0cm" table:align="left"/>
    </style:style>
    <style:style style:name="Tableau4.A" style:family="table-column">
      <style:table-column-properties style:column-width="17.013cm"/>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1" style:family="table">
      <style:table-properties style:width="17.009cm" fo:margin-left="0cm" table:align="left"/>
    </style:style>
    <style:style style:name="Tableau1.A" style:family="table-column">
      <style:table-column-properties style:column-width="8.391cm"/>
    </style:style>
    <style:style style:name="Tableau1.B" style:family="table-column">
      <style:table-column-properties style:column-width="3.006cm"/>
    </style:style>
    <style:style style:name="Tableau1.C" style:family="table-column">
      <style:table-column-properties style:column-width="2.796cm"/>
    </style:style>
    <style:style style:name="Tableau1.D" style:family="table-column">
      <style:table-column-properties style:column-width="2.817cm"/>
    </style:style>
    <style:style style:name="Tableau1.A1" style:family="table-cell">
      <style:table-cell-properties fo:padding="0.097cm" fo:border-left="1pt groove #000000" fo:border-right="none" fo:border-top="1pt groove #000000" fo:border-bottom="1pt groove #000000"/>
    </style:style>
    <style:style style:name="Tableau1.D1" style:family="table-cell">
      <style:table-cell-properties fo:padding="0.097cm" fo:border="1pt groove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P1" style:family="paragraph" style:parent-style-name="Text_20_body">
      <style:paragraph-properties fo:margin-top="0.199cm" fo:margin-bottom="0cm" style:contextual-spacing="false" fo:text-align="justify" style:justify-single-word="false"/>
      <style:text-properties fo:font-size="12pt" fo:language="fr" fo:country="FR" officeooo:paragraph-rsid="00153701" style:font-size-asian="12pt" style:font-size-complex="12pt"/>
    </style:style>
    <style:style style:name="P2" style:family="paragraph" style:parent-style-name="Standard">
      <style:paragraph-properties fo:margin-top="0.199cm" fo:margin-bottom="0cm" style:contextual-spacing="false" fo:text-align="justify" style:justify-single-word="false"/>
      <style:text-properties fo:font-size="11pt" fo:language="fr" fo:country="FR" fo:font-style="italic" officeooo:paragraph-rsid="00153701" style:font-size-asian="11pt" style:font-style-asian="italic" style:font-size-complex="11pt" style:font-style-complex="italic"/>
    </style:style>
    <style:style style:name="P3" style:family="paragraph" style:parent-style-name="Text_20_body">
      <style:text-properties officeooo:rsid="000f43f6" officeooo:paragraph-rsid="000f43f6"/>
    </style:style>
    <style:style style:name="P4" style:family="paragraph" style:parent-style-name="Table_20_Contents">
      <style:paragraph-properties fo:text-align="center" style:justify-single-word="false"/>
      <style:text-properties fo:font-size="11pt" officeooo:rsid="000ff656" officeooo:paragraph-rsid="000ff656" style:font-size-asian="11pt" style:font-size-complex="11pt"/>
    </style:style>
    <style:style style:name="P5" style:family="paragraph" style:parent-style-name="Table_20_Contents">
      <style:paragraph-properties fo:text-align="center" style:justify-single-word="false"/>
      <style:text-properties fo:font-size="11pt" officeooo:rsid="000fd95a" officeooo:paragraph-rsid="000fd95a" style:font-size-asian="11pt" style:font-size-complex="11pt"/>
    </style:style>
    <style:style style:name="P6" style:family="paragraph" style:parent-style-name="Table_20_Contents">
      <style:paragraph-properties fo:text-align="center" style:justify-single-word="false"/>
      <style:text-properties fo:font-size="11pt" style:font-size-asian="11pt" style:font-size-complex="11pt"/>
    </style:style>
    <style:style style:name="P7" style:family="paragraph" style:parent-style-name="Table_20_Contents">
      <style:paragraph-properties fo:text-align="center" style:justify-single-word="false"/>
      <style:text-properties fo:font-size="11pt" fo:font-weight="bold" officeooo:rsid="000fd95a" officeooo:paragraph-rsid="000fd95a" style:font-size-asian="11pt" style:font-weight-asian="bold" style:font-size-complex="11pt" style:font-weight-complex="bold"/>
    </style:style>
    <style:style style:name="P8" style:family="paragraph" style:parent-style-name="Heading_20_1">
      <style:text-properties fo:font-size="14pt" fo:language="fr" fo:country="FR" officeooo:paragraph-rsid="00153701" style:font-size-asian="14pt" style:font-size-complex="14pt"/>
    </style:style>
    <style:style style:name="P9" style:family="paragraph" style:parent-style-name="Heading_20_1">
      <style:text-properties fo:font-size="11pt" fo:language="fr" fo:country="FR" fo:font-style="italic" officeooo:paragraph-rsid="001337d9" style:font-size-asian="11pt" style:font-style-asian="italic" style:font-size-complex="11pt" style:font-style-complex="italic"/>
    </style:style>
    <style:style style:name="P10" style:family="paragraph" style:parent-style-name="Heading_20_2">
      <style:paragraph-properties fo:text-align="center" style:justify-single-word="false"/>
    </style:style>
    <style:style style:name="P11" style:family="paragraph" style:parent-style-name="Heading_20_2">
      <style:paragraph-properties fo:margin-top="0.199cm" fo:margin-bottom="0cm" style:contextual-spacing="false" fo:text-align="justify" style:justify-single-word="false"/>
      <style:text-properties fo:font-size="12pt" fo:language="fr" fo:country="FR" officeooo:paragraph-rsid="00153701" style:font-size-asian="12pt" style:font-size-complex="12pt"/>
    </style:style>
    <style:style style:name="P12" style:family="paragraph" style:parent-style-name="Heading_20_3">
      <style:text-properties officeooo:rsid="000f43f6" officeooo:paragraph-rsid="000f43f6"/>
    </style:style>
    <style:style style:name="P13" style:family="paragraph" style:parent-style-name="Heading_20_3">
      <style:text-properties officeooo:rsid="000fd95a" officeooo:paragraph-rsid="000fd95a"/>
    </style:style>
    <style:style style:name="P14" style:family="paragraph" style:parent-style-name="Standard">
      <style:text-properties officeooo:rsid="000ff656" officeooo:paragraph-rsid="001337d9"/>
    </style:style>
    <style:style style:name="P15" style:family="paragraph" style:parent-style-name="Standard" style:list-style-name="L2">
      <style:text-properties officeooo:paragraph-rsid="001337d9"/>
    </style:style>
    <style:style style:name="P16" style:family="paragraph" style:parent-style-name="Table_20_Contents">
      <style:text-properties officeooo:rsid="0018d520" officeooo:paragraph-rsid="0018d520"/>
    </style:style>
    <style:style style:name="P17" style:family="paragraph" style:parent-style-name="Table_20_Contents">
      <style:text-properties officeooo:paragraph-rsid="0018d520"/>
    </style:style>
    <style:style style:name="P18" style:family="paragraph" style:parent-style-name="Table_20_Contents">
      <style:paragraph-properties fo:text-align="center" style:justify-single-word="false"/>
      <style:text-properties style:font-name="Source Code Pro" fo:font-size="11pt" fo:font-weight="bold" officeooo:rsid="0018d520" officeooo:paragraph-rsid="0018d520" style:font-size-asian="11pt" style:font-weight-asian="bold" style:font-size-complex="11pt" style:font-weight-complex="bold"/>
    </style:style>
    <style:style style:name="P19" style:family="paragraph" style:parent-style-name="Text_20_body" style:list-style-name="L1">
      <style:text-properties officeooo:rsid="000ff656" officeooo:paragraph-rsid="000ff656"/>
    </style:style>
    <style:style style:name="P20" style:family="paragraph" style:parent-style-name="Text_20_body" style:list-style-name="L1">
      <style:text-properties fo:font-style="normal" officeooo:rsid="000ff656" officeooo:paragraph-rsid="000ff656" style:font-style-asian="normal" style:font-style-complex="normal"/>
    </style:style>
    <style:style style:name="P21" style:family="paragraph" style:parent-style-name="Text_20_body" style:list-style-name="L1">
      <style:text-properties fo:font-style="normal" officeooo:rsid="001139b0" officeooo:paragraph-rsid="001139b0"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139b0" style:font-style-asian="normal" style:font-style-complex="normal"/>
    </style:style>
    <style:style style:name="T3" style:family="text">
      <style:text-properties officeooo:rsid="000fd95a"/>
    </style:style>
    <style:style style:name="T4" style:family="text">
      <style:text-properties officeooo:rsid="000ff656"/>
    </style:style>
    <style:style style:name="T5" style:family="text">
      <style:text-properties officeooo:rsid="000152aa"/>
    </style:style>
    <style:style style:name="T6" style:family="text">
      <style:text-properties style:text-underline-style="solid" style:text-underline-width="auto" style:text-underline-color="font-color" officeooo:rsid="000152aa"/>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18d520"/>
    </style:style>
    <style:style style:name="T9" style:family="text">
      <style:text-properties officeooo:rsid="0019200b"/>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2">Questions</text:h>
      <text:h text:style-name="P12" text:outline-level="3">Qu’est-ce qu’une photo numérique ?</text:h>
      <text:p text:style-name="P3"><text:span text:style-name="T4">Grâce à</text:span> la vidéo diffusée<text:span text:style-name="T1">, répondez aux questions suivantes :</text:span></text:p>
      <text:list xml:id="list350747025" text:style-name="L1">
        <text:list-item>
          <text:p text:style-name="P20">Quel terme désigne la précision, le nombre de pixel d’une image ?</text:p>
        </text:list-item>
      </text:list>
      <table:table table:name="Tableau2" table:style-name="Tableau2">
        <table:table-column table:style-name="Tableau2.A"/>
        <table:table-row>
          <table:table-cell table:style-name="Tableau2.A1" office:value-type="string">
            <text:p text:style-name="P16">La <text:span text:style-name="T7">définition</text:span>.</text:p>
          </table:table-cell>
        </table:table-row>
      </table:table>
      <text:list xml:id="list175621926642206" text:continue-numbering="true" text:style-name="L1">
        <text:list-item>
          <text:p text:style-name="P20">Que possède chaque pixel ?</text:p>
        </text:list-item>
      </text:list>
      <table:table table:name="Tableau3" table:style-name="Tableau3">
        <table:table-column table:style-name="Tableau3.A"/>
        <table:table-row>
          <table:table-cell table:style-name="Tableau3.A1" office:value-type="string">
            <text:p text:style-name="P16">Une <text:span text:style-name="T7">position</text:span> (x, y) et <text:span text:style-name="T7">3 couleurs</text:span> (rouge, vert, et bleu)</text:p>
          </table:table-cell>
        </table:table-row>
      </table:table>
      <text:list xml:id="list175621476063698" text:continue-numbering="true" text:style-name="L1">
        <text:list-item>
          <text:p text:style-name="P19"><text:span text:style-name="T1">Q</text:span><text:span text:style-name="T2">ue peut-on faire en manipulant les pixels d’une image (donnez des exemples) ?</text:span></text:p>
        </text:list-item>
      </text:list>
      <table:table table:name="Tableau4" table:style-name="Tableau4">
        <table:table-column table:style-name="Tableau4.A"/>
        <table:table-row>
          <table:table-cell table:style-name="Tableau4.A1" office:value-type="string">
            <text:p text:style-name="P16">Changer de couleurs, passer en noir et blanc, comparer des images pour détecter un mouvement.</text:p>
          </table:table-cell>
        </table:table-row>
      </table:table>
      <text:list xml:id="list175622426196945" text:continue-numbering="true" text:style-name="L1">
        <text:list-item>
          <text:p text:style-name="P21">Quelles méthodes peuvent utiliser les algorithmes pour reconnaître le contenu d’une image ?</text:p>
        </text:list-item>
      </text:list>
      <table:table table:name="Tableau5" table:style-name="Tableau5">
        <table:table-column table:style-name="Tableau5.A"/>
        <table:table-row>
          <table:table-cell table:style-name="Tableau5.A1" office:value-type="string">
            <text:p text:style-name="P16">Détection des contours pour reconnaître des formes, reconnaissance de régions colorées.</text:p>
            <text:p text:style-name="P16">Apprentissage machine : on fournit de très nombreux exemples et contre exemples à la machine.</text:p>
          </table:table-cell>
        </table:table-row>
      </table:table>
      <text:h text:style-name="P13" text:outline-level="3">Codes des couleurs</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7">Couleur</text:p>
          </table:table-cell>
          <table:table-cell table:style-name="Tableau1.A1" office:value-type="string">
            <text:p text:style-name="P7">Rouge</text:p>
          </table:table-cell>
          <table:table-cell table:style-name="Tableau1.A1" office:value-type="string">
            <text:p text:style-name="P7">Vert</text:p>
          </table:table-cell>
          <table:table-cell table:style-name="Tableau1.D1" office:value-type="string">
            <text:p text:style-name="P7">Bleu</text:p>
          </table:table-cell>
        </table:table-row>
        <table:table-row>
          <table:table-cell table:style-name="Tableau1.A2" office:value-type="string">
            <text:p text:style-name="P5">Blanc</text:p>
          </table:table-cell>
          <table:table-cell table:style-name="Tableau1.A2" office:value-type="string">
            <text:p text:style-name="P18">255</text:p>
          </table:table-cell>
          <table:table-cell table:style-name="Tableau1.A2" office:value-type="string">
            <text:p text:style-name="P18">255</text:p>
          </table:table-cell>
          <table:table-cell table:style-name="Tableau1.D2" office:value-type="string">
            <text:p text:style-name="P18">255</text:p>
          </table:table-cell>
        </table:table-row>
        <table:table-row>
          <table:table-cell table:style-name="Tableau1.A2" office:value-type="string">
            <text:p text:style-name="P5">Noir</text:p>
          </table:table-cell>
          <table:table-cell table:style-name="Tableau1.A2" office:value-type="string">
            <text:p text:style-name="P18">0</text:p>
          </table:table-cell>
          <table:table-cell table:style-name="Tableau1.A2" office:value-type="string">
            <text:p text:style-name="P18">0</text:p>
          </table:table-cell>
          <table:table-cell table:style-name="Tableau1.D2" office:value-type="string">
            <text:p text:style-name="P18">0</text:p>
          </table:table-cell>
        </table:table-row>
        <table:table-row>
          <table:table-cell table:style-name="Tableau1.A2" office:value-type="string">
            <text:p text:style-name="P5">Gris 50%</text:p>
          </table:table-cell>
          <table:table-cell table:style-name="Tableau1.A2" office:value-type="string">
            <text:p text:style-name="P18">127</text:p>
          </table:table-cell>
          <table:table-cell table:style-name="Tableau1.A2" office:value-type="string">
            <text:p text:style-name="P18">127</text:p>
          </table:table-cell>
          <table:table-cell table:style-name="Tableau1.D2" office:value-type="string">
            <text:p text:style-name="P18">127</text:p>
          </table:table-cell>
        </table:table-row>
        <table:table-row>
          <table:table-cell table:style-name="Tableau1.A2" office:value-type="string">
            <text:p text:style-name="P6">R<text:span text:style-name="T3">ouge vif</text:span></text:p>
          </table:table-cell>
          <table:table-cell table:style-name="Tableau1.A2" office:value-type="string">
            <text:p text:style-name="P18">255</text:p>
          </table:table-cell>
          <table:table-cell table:style-name="Tableau1.A2" office:value-type="string">
            <text:p text:style-name="P18">0</text:p>
          </table:table-cell>
          <table:table-cell table:style-name="Tableau1.D2" office:value-type="string">
            <text:p text:style-name="P18">0</text:p>
          </table:table-cell>
        </table:table-row>
        <table:table-row>
          <table:table-cell table:style-name="Tableau1.A2" office:value-type="string">
            <text:p text:style-name="P5">Rouge foncé</text:p>
          </table:table-cell>
          <table:table-cell table:style-name="Tableau1.A2" office:value-type="string">
            <text:p text:style-name="P18">127</text:p>
          </table:table-cell>
          <table:table-cell table:style-name="Tableau1.A2" office:value-type="string">
            <text:p text:style-name="P18">0</text:p>
          </table:table-cell>
          <table:table-cell table:style-name="Tableau1.D2" office:value-type="string">
            <text:p text:style-name="P18">0</text:p>
          </table:table-cell>
        </table:table-row>
        <table:table-row>
          <table:table-cell table:style-name="Tableau1.A2" office:value-type="string">
            <text:p text:style-name="P5">Jaune</text:p>
          </table:table-cell>
          <table:table-cell table:style-name="Tableau1.A2" office:value-type="string">
            <text:p text:style-name="P18">255</text:p>
          </table:table-cell>
          <table:table-cell table:style-name="Tableau1.A2" office:value-type="string">
            <text:p text:style-name="P18">255</text:p>
          </table:table-cell>
          <table:table-cell table:style-name="Tableau1.D2" office:value-type="string">
            <text:p text:style-name="P18">0</text:p>
          </table:table-cell>
        </table:table-row>
        <table:table-row>
          <table:table-cell table:style-name="Tableau1.A2" office:value-type="string">
            <text:p text:style-name="P4">Orange</text:p>
          </table:table-cell>
          <table:table-cell table:style-name="Tableau1.A2" office:value-type="string">
            <text:p text:style-name="P18">255</text:p>
          </table:table-cell>
          <table:table-cell table:style-name="Tableau1.A2" office:value-type="string">
            <text:p text:style-name="P18">127</text:p>
          </table:table-cell>
          <table:table-cell table:style-name="Tableau1.D2" office:value-type="string">
            <text:p text:style-name="P18">0</text:p>
          </table:table-cell>
        </table:table-row>
        <table:table-row>
          <table:table-cell table:style-name="Tableau1.A2" office:value-type="string">
            <text:p text:style-name="P4">Gris clair orangé</text:p>
          </table:table-cell>
          <table:table-cell table:style-name="Tableau1.A2" office:value-type="string">
            <text:p text:style-name="P18">230</text:p>
          </table:table-cell>
          <table:table-cell table:style-name="Tableau1.A2" office:value-type="string">
            <text:p text:style-name="P18">220</text:p>
          </table:table-cell>
          <table:table-cell table:style-name="Tableau1.D2" office:value-type="string">
            <text:p text:style-name="P18">200</text:p>
          </table:table-cell>
        </table:table-row>
      </table:table>
      <text:h text:style-name="Heading_20_3" text:outline-level="3">Comment l’appareil capture la photo numérique ?</text:h>
      <text:p text:style-name="P14">Grâce à l’article au verso, répondez aux questions suivantes :</text:p>
      <text:list xml:id="list3962744036" text:style-name="L2">
        <text:list-item>
          <text:p text:style-name="P15">Comment a évolué le nombre de méga-pixels entre l’iPhone 6 et l’iPhone 6S?</text:p>
        </text:list-item>
      </text:list>
      <table:table table:name="Tableau6" table:style-name="Tableau6">
        <table:table-column table:style-name="Tableau6.A"/>
        <table:table-row>
          <table:table-cell table:style-name="Tableau6.A1" office:value-type="string">
            <text:p text:style-name="P16">Il a augmenté.</text:p>
          </table:table-cell>
        </table:table-row>
      </table:table>
      <text:list xml:id="list175622058897075" text:continue-numbering="true" text:style-name="L2">
        <text:list-item>
          <text:p text:style-name="P15">Quelle a été la conséquence de cette évolution?</text:p>
        </text:list-item>
      </text:list>
      <table:table table:name="Tableau7" table:style-name="Tableau7">
        <table:table-column table:style-name="Tableau7.A"/>
        <table:table-row>
          <table:table-cell table:style-name="Tableau7.A1" office:value-type="string">
            <text:p text:style-name="P16">Les photosites étant plus petits, la qualité des photos à faible luminosité a diminué.</text:p>
          </table:table-cell>
        </table:table-row>
      </table:table>
      <text:list xml:id="list175622837350904" text:continue-numbering="true" text:style-name="L2">
        <text:list-item>
          <text:p text:style-name="P15">Dans le même temps, qu’ont décidé de faire Samsung et Google?</text:p>
        </text:list-item>
      </text:list>
      <table:table table:name="Tableau8" table:style-name="Tableau8">
        <table:table-column table:style-name="Tableau8.A"/>
        <table:table-row>
          <table:table-cell table:style-name="Tableau8.A1" office:value-type="string">
            <text:p text:style-name="P16">Ils ont décidé de diminuer le nombre de photosites (donc la définition) pour augmenter leur taille.</text:p>
          </table:table-cell>
        </table:table-row>
      </table:table>
      <text:list xml:id="list175622434990360" text:continue-numbering="true" text:style-name="L2">
        <text:list-item>
          <text:p text:style-name="P15">Quel est l’avantage à avoir de plus grands photosites dans un capteur?</text:p>
        </text:list-item>
      </text:list>
      <table:table table:name="Tableau9" table:style-name="Tableau9">
        <table:table-column table:style-name="Tableau9.A"/>
        <table:table-row>
          <table:table-cell table:style-name="Tableau9.A1" office:value-type="string">
            <text:p text:style-name="P16">Ils captent plus de lumière, et sont donc plus précis, surtout à faible luminosité.</text:p>
          </table:table-cell>
        </table:table-row>
      </table:table>
      <text:list xml:id="list175623206414333" text:continue-numbering="true" text:style-name="L2">
        <text:list-item>
          <text:p text:style-name="P15">Quel changement la matrice de Bayer subit-elle avec la technologie BritCell développée par Samsung ?</text:p>
        </text:list-item>
      </text:list>
      <table:table table:name="Tableau10" table:style-name="Tableau10">
        <table:table-column table:style-name="Tableau10.A"/>
        <table:table-row>
          <table:table-cell table:style-name="Tableau10.A1" office:value-type="string">
            <text:p text:style-name="P17"><text:span text:style-name="T8">Il les filtres verts sont suppri</text:span><text:span text:style-name="T9">més, pour laisser toute la lumière entrer dans leurs photosites. Ça permet avec le même nombre et la même taille de capteurs de recevoir plus de lumière (elle n’est plus filtrée) et donc d’encore mieux fonctionner à basse luminosité.</text:span></text:p>
          </table:table-cell>
        </table:table-row>
      </table:table>
      <text:section text:style-name="Sect1" text:name="Section1">
        <text:h text:style-name="P8" text:outline-level="1"><text:soft-page-break/>Samsung Galaxy S7, moins de mégapixels et de plus gros photosites, pourquoi ?</text:h>
        <text:p text:style-name="P1"><text:s/>25 janvier 2016</text:p>
        <text:p text:style-name="P1">Ce sont des informations qui nous proviennent de Naver, un média coréen assez bien renseigné, qui aurait recueilli des propos d’un employé Samsung. Ce dernier aurait dévoilé quelques informations sur les caractéristiques du Samsung Galaxy S7. Regardons ça de plus près.</text:p>
        <text:p text:style-name="P1">Le Samsung sera bel et bien dévoilé au Mobile World Congress 2016, selon le média coréen. C’est la première information que l’on tire de l’article, mais ce n’est pas l’information la plus intéressante. En effet, les différentes variantes du Galaxy S7 seraient équipées d’un design « noir » bien plus premium que les dernières éditions. À l’arrière, Samsung aurait opté pour un capteur de 12 mégapixels avec une optique en ouverture f/1.7. Mais ce que nous révèle le média coréen, c’est qu’avec un capteur plus petit que le Galaxy S6 (16 mégapixels pour rappel), le Galaxy S7 aurait des photosites plus grands. Qu’est-ce que cela signifie ?</text:p>
        <text:h text:style-name="P11" text:outline-level="2">L’importance des photosites</text:h>
        <text:p text:style-name="P1">En 2017, la clé du problème serait donc un morceau de silicium grand comme une pièce d’un centime d’euro, celui que l’on appelle « capteur photo ». C’est sûrement le composant qui a la plus grande influence sur la qualité des photos, un capteur qui est tapissé de millions de « photosites » qui convertissent la lumière en signal numérique. En matière de photographie, on observe que lorsqu’un photosite est grand, il produit un pixel de qualité. D’ailleurs, c’est le secret de fabrication des reflex professionnels. Donc je résume : moins de mégapixels, mais de meilleure qualité.</text:p>
        <text:h text:style-name="P11" text:outline-level="2">Pourquoi de plus grands photosites ?</text:h>
        <text:p text:style-name="P1">Comme vous le savez, quand vous prenez une photo en plein jour, la lumière est abondante : difficile de remarquer une différence de qualité entre deux capteurs, cela peut se jouer avec l’optique. Mais lorsque la lumière baisse, les capteurs se différencient rapidement. Les photos affichent rapidement du « bruit », des artefacts multicolores disgracieux.</text:p>
        <text:p text:style-name="P1">En optant pour de plus grands photosites, Samsung profiterait donc d’un argument de taille : une meilleure qualité de photos en basse luminosité, sans flash. C’est exactement ce que l’on a pu observer entre l’iPhone 6 et l’iPhone 6S, Apple a diminué la taille des photosites entre les deux appareils mais augmenté le nombre de pixels. Conséquence : les photos en basse luminosité étaient moins bonnes que sur l’iPhone 6. À l’inverse, Google a opté pour les Nexus 5X et Nexus 6P pour de plus grands photosites, le résultat était largement convaincant. L’autre exemple parlant : celui du HTC One M7 avec son capteur UltraPixel. L’idée était bonne sur le papier, mais avec un capteur de 4,3 mégapixels et une mauvaise intégration logicielle, HTC a finalement changé de stratégie sur les modèles suivants.</text:p>
        <text:h text:style-name="P11" text:outline-level="2">Peu de surprises, nous connaissions « Britecell »</text:h>
        <text:p text:style-name="P1">En novembre dernier, Samsung a dévoilé sa technologie Britecell. Britecell, c’est pour la capacité du capteur à fournir des images plus lumineuses. Le constructeur supprime les photosites verts et les remplace par des blancs, pour un résultat théoriquement amélioré en faible luminosité. Le constructeur avait également évoqué un mode Smart WDR, qui utilise plusieurs expositions et pour lequel on a donc du mal à comprendre la différence avec le HDR.</text:p>
        <text:p text:style-name="P2"><text:span text:style-name="T6">Source:</text:span><text:span text:style-name="T5"> </text:span>https://www.frandroid.com/produits-android/photo/337878_galaxy-s7-samsung-opterait-pour-moins-de-megapixels-et-de-plus-gros-photosites</text:p>
      </text:section>
      <text:h text:style-name="P9"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erif" svg:font-family="serif"/>
    <style:font-face style:name="Lucida Sans1" svg:font-family="'Lucida Sans'"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23:56:13.491000000</meta:creation-date>
    <meta:generator>LibreOffice/7.0.1.2$Linux_X86_64 LibreOffice_project/00$Build-2</meta:generator>
    <dc:date>2020-10-16T17:56:21.104378686</dc:date>
    <meta:editing-duration>PT40M16S</meta:editing-duration>
    <meta:editing-cycles>6</meta:editing-cycles>
    <meta:document-statistic meta:table-count="10" meta:image-count="0" meta:object-count="0" meta:page-count="2" meta:paragraph-count="73" meta:word-count="871" meta:character-count="5333" meta:non-whitespace-character-count="4543"/>
  </office:meta>
</office:document-meta>
</file>